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formula="of:=[.N16]-[.M16]" office:value-type="float" office:value="-1133.71073328117">
            <text:p>-113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9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table:number-columns-repeated="3"/>
          <table:table-cell table:style-name="ce2" table:formula="of:=SUM([.B2:.F2])" office:value-type="float" office:value="12600">
            <text:p>12600</text:p>
          </table:table-cell>
          <table:table-cell table:style-name="ce8" table:formula="of:=SUM([.B21:.F21])" office:value-type="float" office:value="763.970588235294">
            <text:p>76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000">
            <text:p>-90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763.970588235294">
            <text:p>76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763.970588235294">
            <text:p>76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763.970588235294">
            <text:p>76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763.970588235294">
            <text:p>76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763.970588235294">
            <text:p>76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376.470588235294">
            <text:p>37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E21])" office:value-type="float" office:value="763.970588235294">
            <text:p>76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763.970588235294">
            <text:p>76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office:value-type="string">
            <text:p>-Gena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style-name="ce3" table:formula="of:=SUM([.B21:.F21])" office:value-type="float" office:value="763.970588235294">
            <text:p>76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4"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763.970588235294">
            <text:p>763.9705882353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763.970588235294">
            <text:p>763.9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763.970588235294">
            <text:p>763.9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E21])" office:value-type="float" office:value="763.970588235294">
            <text:p>76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763.970588235294">
            <text:p>76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7" office:value-type="float" office:value="0">
            <text:p>0</text:p>
          </table:table-cell>
          <table:table-cell table:style-name="ce2" table:formula="of:=[.E2]/19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/>
          <table:table-cell table:formula="of:=SUM([.E21];[.F21])*3" office:value-type="float" office:value="0">
            <text:p>0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];[.C21])" office:value-type="float" office:value="763.970588235294">
            <text:p>76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12600">
            <text:p>126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29150">
            <text:p>291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12/01/2015</text:date>, <text:time>11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1T11:39:50</dc:date>
    <meta:editing-duration>P2DT20H18M47S</meta:editing-duration>
    <meta:editing-cycles>1294</meta:editing-cycles>
    <meta:generator>OpenOffice/4.1.1$Unix OpenOffice.org_project/411m6$Build-9775</meta:generator>
    <dc:creator>employee employee</dc:creator>
    <meta:document-statistic meta:table-count="10" meta:cell-count="3093" meta:object-count="0"/>
  </office:meta>
</office:document-meta>
</file>